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language="fr" fo:country="FR"/>
    </style:style>
    <style:style style:name="P2" style:parent-style-name="Normal" style:family="paragraph">
      <style:text-properties fo:language="fr" fo:country="FR"/>
    </style:style>
    <style:style style:name="P3" style:parent-style-name="Normal" style:family="paragraph">
      <style:text-properties fo:language="fr" fo:country="FR"/>
    </style:style>
    <style:style style:name="P4" style:parent-style-name="Normal" style:family="paragraph">
      <style:text-properties fo:language="fr" fo:country="FR"/>
    </style:style>
    <style:style style:name="P5" style:parent-style-name="Normal" style:family="paragraph">
      <style:text-properties fo:language="fr" fo:country="FR"/>
    </style:style>
    <style:style style:name="P6" style:parent-style-name="Normal" style:family="paragraph">
      <style:text-properties fo:language="fr" fo:country="FR"/>
    </style:style>
    <style:style style:name="P7" style:parent-style-name="Normal" style:family="paragraph">
      <style:text-properties fo:language="fr" fo:country="FR"/>
    </style:style>
    <style:style style:name="T8" style:parent-style-name="Policepardéfaut" style:family="text">
      <style:text-properties fo:language="fr" fo:country="FR"/>
    </style:style>
  </office:automatic-styles>
  <office:body>
    <office:text text:use-soft-page-breaks="true">
      <text:p text:style-name="P1">Teworp Group est une start-up évoluant en République démocratique du Congo. Ils se basent sur des objectifs de développement durable des Nations unies pour développer des solutions aux réponses aux besoins des communautés africaines afin de redonner le vrai sourire aux communautés;</text:p>
      <text:p text:style-name="P2">Il est spécialisé actuellement à 5 différents secteur :<text:s/></text:p>
      <text:p text:style-name="P3">1.L’éducation : <text:s/>grâce à un projet mis en place depuis 2015 qui consiste à former en informatique des sourds et aveugles et grâce à ce programme, plus de 6000 sourds sont initiés dans les numériques. Au cours de l’élaboration de ce programme intéressant, nous avions mis en place le premier dictionnaire informatique en langue des signes,<text:s/>grâce à ces exploits, cela a permis à l’entreprise d’être représentée comme innovateur dans l’éducation <text:s/>lors de la foire de l’innovation dans l’éducation en 2019 organisée par l’Union africaine, <text:s/>et a été certifiée comme jeune innovateur africain. Cela a aussi permis que l’entreprise soit sélectionnée pour représenter la RDC au programme Young African Leaders</text:p>
      <text:p text:style-name="P4">Initiative initiée par l’ex-président américain Barack H Obama et a reçu d’autres trophées du département d’État américain</text:p>
      <text:p text:style-name="P5">2.L’Energie Renouvelable, où nous avions mis en place une technologie pour une cuisson rapide mais en utilisant l’énergie renouvelable<text:s/></text:p>
      <text:p text:style-name="P6">3. des formations des cadres dans différentes entreprises et consultance en informatique<text:s/></text:p>
      <text:p text:style-name="P7">4. Le Transport<text:s/></text:p>
      <text:p text:style-name="Normal"><text:span text:style-name="T8">5. L’Immobili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ivin BONTE</meta:initial-creator>
    <dc:creator>User</dc:creator>
    <meta:creation-date>2023-05-25T10:53:00Z</meta:creation-date>
    <dc:date>2025-03-01T22:35:00Z</dc:date>
    <meta:template xlink:href="Normal" xlink:type="simple"/>
    <meta:editing-cycles>4</meta:editing-cycles>
    <meta:editing-duration>PT7440S</meta:editing-duration>
    <meta:user-defined meta:name="MSIP_Label_fca96e44-a127-42f2-bb2c-4b3827c9e56b_Enabled">true</meta:user-defined>
    <meta:user-defined meta:name="MSIP_Label_fca96e44-a127-42f2-bb2c-4b3827c9e56b_SetDate">2023-05-25T10:54:49Z</meta:user-defined>
    <meta:user-defined meta:name="MSIP_Label_fca96e44-a127-42f2-bb2c-4b3827c9e56b_Method">Standard</meta:user-defined>
    <meta:user-defined meta:name="MSIP_Label_fca96e44-a127-42f2-bb2c-4b3827c9e56b_Name">defa4170-0d19-0005-0004-bc88714345d2</meta:user-defined>
    <meta:user-defined meta:name="MSIP_Label_fca96e44-a127-42f2-bb2c-4b3827c9e56b_SiteId">ddab0299-dabf-4198-a277-fcf4665c5198</meta:user-defined>
    <meta:user-defined meta:name="MSIP_Label_fca96e44-a127-42f2-bb2c-4b3827c9e56b_ActionId">36a73c14-e24b-462f-911f-5be30db7c06a</meta:user-defined>
    <meta:user-defined meta:name="MSIP_Label_fca96e44-a127-42f2-bb2c-4b3827c9e56b_ContentBits">0</meta:user-defined>
    <meta:document-statistic meta:page-count="1" meta:paragraph-count="2" meta:word-count="212" meta:character-count="1422" meta:row-count="10" meta:non-whitespace-character-count="1212"/>
  </office:meta>
</office:document-meta>
</file>